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NTA_TEREZA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72 USF SANTA TEREZ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SANTA TEREZA I, 0000154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34M0S" table:style-name="ce3">
            <text:p>15:34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TIANNE SILVA FOSTER</text:p>
          </table:table-cell>
          <table:table-cell office:value-type="date" office:date-value="1986-07-27T00:00:00" table:style-name="ce2">
            <text:p>27/07/1986</text:p>
          </table:table-cell>
          <table:table-cell office:value-type="string" table:style-name="ce1">
            <text:p>39 anos e 1 mê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5.415.174-10</text:p>
          </table:table-cell>
          <table:table-cell office:value-type="float" office:value="705004493154859" table:style-name="ce1">
            <text:p>7,05004E+14</text:p>
          </table:table-cell>
          <table:table-cell office:value-type="string" table:style-name="ce1">
            <text:p>(81) 98699-83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tereza</text:p>
          </table:table-cell>
          <table:table-cell office:value-type="string" table:style-name="ce1">
            <text:p>432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80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0-02-21T00:00:00" table:style-name="ce2">
            <text:p>21/02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6" table:style-name="ce1">
            <text:p>32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IANA BRYGIDA MENDES DA SILVA</text:p>
          </table:table-cell>
          <table:table-cell office:value-type="date" office:date-value="1992-01-01T00:00:00" table:style-name="ce2">
            <text:p>01/01/1992</text:p>
          </table:table-cell>
          <table:table-cell office:value-type="string" table:style-name="ce1">
            <text:p>33 anos e 8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50.845.533-29</text:p>
          </table:table-cell>
          <table:table-cell office:value-type="float" office:value="700003453998701" table:style-name="ce1">
            <text:p>7,00003E+14</text:p>
          </table:table-cell>
          <table:table-cell office:value-type="string" table:style-name="ce1">
            <text:p>(81) 98737-57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terez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0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6" table:style-name="ce1">
            <text:p>60,6</text:p>
          </table:table-cell>
          <table:table-cell office:value-type="float" office:value="160" table:style-name="ce1">
            <text:p>16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20/8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RODRIGUES DE FREITAS</text:p>
          </table:table-cell>
          <table:table-cell office:value-type="date" office:date-value="1991-08-09T00:00:00" table:style-name="ce2">
            <text:p>09/08/1991</text:p>
          </table:table-cell>
          <table:table-cell office:value-type="string" table:style-name="ce1">
            <text:p>34 ano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060.154-62</text:p>
          </table:table-cell>
          <table:table-cell office:value-type="float" office:value="700906932872699" table:style-name="ce1">
            <text:p>7,00907E+14</text:p>
          </table:table-cell>
          <table:table-cell office:value-type="string" table:style-name="ce1">
            <text:p>(81) 98524-47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gas ferreira</text:p>
          </table:table-cell>
          <table:table-cell office:value-type="float" office:value="986" table:style-name="ce1">
            <text:p>9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50-000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650000000000006" table:style-name="ce1">
            <text:p>64,65</text:p>
          </table:table-cell>
          <table:table-cell office:value-type="float" office:value="164" table:style-name="ce1">
            <text:p>164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90/60</text:p>
          </table:table-cell>
          <table:table-cell office:value-type="date" office:date-value="2025-03-24T00:00:00" table:style-name="ce2">
            <text:p>24/03/2025</text:p>
          </table:table-cell>
          <table:table-cell office:value-type="string" table:style-name="ce1">
            <text:p>Habitual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JOSICLEIDE DA SILVA</text:p>
          </table:table-cell>
          <table:table-cell office:value-type="date" office:date-value="1991-07-07T00:00:00" table:style-name="ce2">
            <text:p>07/07/1991</text:p>
          </table:table-cell>
          <table:table-cell office:value-type="string" table:style-name="ce1">
            <text:p>34 anos e 1 mê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00.553.094-29</text:p>
          </table:table-cell>
          <table:table-cell office:value-type="float" office:value="706006368096148" table:style-name="ce1">
            <text:p>7,06006E+14</text:p>
          </table:table-cell>
          <table:table-cell office:value-type="string" table:style-name="ce1">
            <text:p>(81) 98598-18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bárbar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9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2" table:style-name="ce1">
            <text:p>92,2</text:p>
          </table:table-cell>
          <table:table-cell office:value-type="float" office:value="161" table:style-name="ce1">
            <text:p>161</text:p>
          </table:table-cell>
          <table:table-cell office:value-type="date" office:date-value="2024-06-04T00:00:00" table:style-name="ce2">
            <text:p>04/06/2024</text:p>
          </table:table-cell>
          <table:table-cell office:value-type="string" table:style-name="ce1">
            <text:p>90/70</text:p>
          </table:table-cell>
          <table:table-cell office:value-type="date" office:date-value="2024-06-26T00:00:00" table:style-name="ce2">
            <text:p>26/06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KAILANE SILVA DE SOUZA</text:p>
          </table:table-cell>
          <table:table-cell office:value-type="date" office:date-value="2005-03-29T00:00:00" table:style-name="ce2">
            <text:p>29/03/2005</text:p>
          </table:table-cell>
          <table:table-cell office:value-type="string" table:style-name="ce1">
            <text:p>20 anos e 5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58.695.494-69</text:p>
          </table:table-cell>
          <table:table-cell office:value-type="float" office:value="702607712853342" table:style-name="ce1">
            <text:p>7,02608E+14</text:p>
          </table:table-cell>
          <table:table-cell office:value-type="string" table:style-name="ce1">
            <text:p>(81) 98488-5154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gas ferreira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8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157" table:style-name="ce1">
            <text:p>157</text:p>
          </table:table-cell>
          <table:table-cell office:value-type="date" office:date-value="2024-12-30T00:00:00" table:style-name="ce2">
            <text:p>30/12/2024</text:p>
          </table:table-cell>
          <table:table-cell office:value-type="string" table:style-name="ce1">
            <text:p>80/60</text:p>
          </table:table-cell>
          <table:table-cell office:value-type="date" office:date-value="2024-12-30T00:00:00" table:style-name="ce2">
            <text:p>30/12/2024</text:p>
          </table:table-cell>
          <table:table-cell office:value-type="string" table:style-name="ce1">
            <text:p>Habitual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TRICIA MARIA DA SILVA</text:p>
          </table:table-cell>
          <table:table-cell office:value-type="date" office:date-value="1995-01-12T00:00:00" table:style-name="ce2">
            <text:p>12/01/1995</text:p>
          </table:table-cell>
          <table:table-cell office:value-type="string" table:style-name="ce1">
            <text:p>30 anos e 7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7.745.944-12</text:p>
          </table:table-cell>
          <table:table-cell office:value-type="float" office:value="706305706148377" table:style-name="ce1">
            <text:p>7,06306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tereza</text:p>
          </table:table-cell>
          <table:table-cell office:value-type="float" office:value="981" table:style-name="ce1">
            <text:p>9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0-08-06T00:00:00" table:style-name="ce2">
            <text:p>06/08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4" table:style-name="ce1">
            <text:p>34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MARIA DA SILVA MONTEIRO</text:p>
          </table:table-cell>
          <table:table-cell office:value-type="date" office:date-value="1991-07-13T00:00:00" table:style-name="ce2">
            <text:p>13/07/1991</text:p>
          </table:table-cell>
          <table:table-cell office:value-type="string" table:style-name="ce1">
            <text:p>34 anos e 1 mê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18.228.134-50</text:p>
          </table:table-cell>
          <table:table-cell office:value-type="float" office:value="702304129603815" table:style-name="ce1">
            <text:p>7,02304E+14</text:p>
          </table:table-cell>
          <table:table-cell office:value-type="string" table:style-name="ce1">
            <text:p>(81) 98782-35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gas ferreira</text:p>
          </table:table-cell>
          <table:table-cell office:value-type="string" table:style-name="ce1">
            <text:p>S/N</text:p>
          </table:table-cell>
          <table:table-cell table:style-name="ce1"/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450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4-03-11T00:00:00" table:style-name="ce2">
            <text:p>11/03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YNA SANTANA DE MELO</text:p>
          </table:table-cell>
          <table:table-cell office:value-type="date" office:date-value="1998-01-15T00:00:00" table:style-name="ce2">
            <text:p>15/01/1998</text:p>
          </table:table-cell>
          <table:table-cell office:value-type="string" table:style-name="ce1">
            <text:p>27 anos e 7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217.244-78</text:p>
          </table:table-cell>
          <table:table-cell office:value-type="float" office:value="705403455630393" table:style-name="ce1">
            <text:p>7,05403E+14</text:p>
          </table:table-cell>
          <table:table-cell office:value-type="string" table:style-name="ce1">
            <text:p>(81) 9910-26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órrego santa terezinha</text:p>
          </table:table-cell>
          <table:table-cell office:value-type="string" table:style-name="ce1">
            <text:p>26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000-00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" table:style-name="ce1">
            <text:p>88</text:p>
          </table:table-cell>
          <table:table-cell office:value-type="float" office:value="156" table:style-name="ce1">
            <text:p>156</text:p>
          </table:table-cell>
          <table:table-cell office:value-type="date" office:date-value="2023-01-23T00:00:00" table:style-name="ce2">
            <text:p>23/01/2023</text:p>
          </table:table-cell>
          <table:table-cell office:value-type="string" table:style-name="ce1">
            <text:p>90/7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274" table:style-name="ce1">
            <text:p>274</text:p>
          </table:table-cell>
          <table:table-cell office:value-type="float" office:value="6" table:style-name="ce1">
            <text:p>6</text:p>
          </table:table-cell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TIANE HELENA DE SANTANA</text:p>
          </table:table-cell>
          <table:table-cell office:value-type="date" office:date-value="1995-12-10T00:00:00" table:style-name="ce2">
            <text:p>10/12/1995</text:p>
          </table:table-cell>
          <table:table-cell office:value-type="string" table:style-name="ce1">
            <text:p>29 anos e 8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2979852742" table:style-name="ce1">
            <text:p>8,98003E+14</text:p>
          </table:table-cell>
          <table:table-cell office:value-type="string" table:style-name="ce1">
            <text:p>(81) 98591-1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ssa senhora da conceiçã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15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5-04-08T00:00:00" table:style-name="ce2">
            <text:p>08/04/2025</text:p>
          </table:table-cell>
          <table:table-cell office:value-type="string" table:style-name="ce1">
            <text:p>Habitual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YNTHIA FARIAS DA SILVA</text:p>
          </table:table-cell>
          <table:table-cell office:value-type="date" office:date-value="1993-09-11T00:00:00" table:style-name="ce2">
            <text:p>11/09/1993</text:p>
          </table:table-cell>
          <table:table-cell office:value-type="string" table:style-name="ce1">
            <text:p>31 anos e 11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287.054-19</text:p>
          </table:table-cell>
          <table:table-cell office:value-type="float" office:value="700303946597434" table:style-name="ce1">
            <text:p>7,00304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o chagas ferreira</text:p>
          </table:table-cell>
          <table:table-cell office:value-type="float" office:value="116" table:style-name="ce1">
            <text:p>116</text:p>
          </table:table-cell>
          <table:table-cell table:style-name="ce1"/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50-07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5" table:style-name="ce1">
            <text:p>91,5</text:p>
          </table:table-cell>
          <table:table-cell office:value-type="float" office:value="165" table:style-name="ce1">
            <text:p>165</text:p>
          </table:table-cell>
          <table:table-cell office:value-type="date" office:date-value="2020-10-29T00:00:00" table:style-name="ce2">
            <text:p>29/10/2020</text:p>
          </table:table-cell>
          <table:table-cell office:value-type="string" table:style-name="ce1">
            <text:p>110/80</text:p>
          </table:table-cell>
          <table:table-cell office:value-type="date" office:date-value="2020-10-29T00:00:00" table:style-name="ce2">
            <text:p>29/10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1" table:style-name="ce1">
            <text:p>29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SE SIZENANDO DO CARMO</text:p>
          </table:table-cell>
          <table:table-cell office:value-type="date" office:date-value="1979-02-26T00:00:00" table:style-name="ce2">
            <text:p>26/02/1979</text:p>
          </table:table-cell>
          <table:table-cell office:value-type="string" table:style-name="ce1">
            <text:p>46 anos e 6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50.939.854-57</text:p>
          </table:table-cell>
          <table:table-cell office:value-type="float" office:value="704205706272889" table:style-name="ce1">
            <text:p>7,04206E+14</text:p>
          </table:table-cell>
          <table:table-cell office:value-type="string" table:style-name="ce1">
            <text:p>(81) 8754-55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gas ferreir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80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155" table:style-name="ce1">
            <text:p>155</text:p>
          </table:table-cell>
          <table:table-cell office:value-type="date" office:date-value="2019-09-30T00:00:00" table:style-name="ce2">
            <text:p>30/09/2019</text:p>
          </table:table-cell>
          <table:table-cell office:value-type="string" table:style-name="ce1">
            <text:p>100/8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1" table:style-name="ce1">
            <text:p>34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ÉRICA SOUZA DE ARAÚJO</text:p>
          </table:table-cell>
          <table:table-cell office:value-type="date" office:date-value="1986-09-16T00:00:00" table:style-name="ce2">
            <text:p>16/09/1986</text:p>
          </table:table-cell>
          <table:table-cell office:value-type="string" table:style-name="ce1">
            <text:p>38 anos e 11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064.433.724-92</text:p>
          </table:table-cell>
          <table:table-cell office:value-type="float" office:value="706000334879748" table:style-name="ce1">
            <text:p>7,06E+14</text:p>
          </table:table-cell>
          <table:table-cell office:value-type="string" table:style-name="ce1">
            <text:p>(81) 98734-95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ssa senhora da conceiçã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1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3" table:style-name="ce1">
            <text:p>69,3</text:p>
          </table:table-cell>
          <table:table-cell office:value-type="float" office:value="166" table:style-name="ce1">
            <text:p>166</text:p>
          </table:table-cell>
          <table:table-cell office:value-type="date" office:date-value="2019-07-23T00:00:00" table:style-name="ce2">
            <text:p>23/07/2019</text:p>
          </table:table-cell>
          <table:table-cell office:value-type="string" table:style-name="ce1">
            <text:p>140/90</text:p>
          </table:table-cell>
          <table:table-cell office:value-type="date" office:date-value="2025-03-24T00:00:00" table:style-name="ce2">
            <text:p>24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6" table:style-name="ce1">
            <text:p>35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NAINA PINHEIRO DE SOUZA</text:p>
          </table:table-cell>
          <table:table-cell office:value-type="date" office:date-value="1984-08-07T00:00:00" table:style-name="ce2">
            <text:p>07/08/1984</text:p>
          </table:table-cell>
          <table:table-cell office:value-type="string" table:style-name="ce1">
            <text:p>41 ano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5.040.614-33</text:p>
          </table:table-cell>
          <table:table-cell office:value-type="float" office:value="702102784506495" table:style-name="ce1">
            <text:p>7,02103E+14</text:p>
          </table:table-cell>
          <table:table-cell office:value-type="string" table:style-name="ce1">
            <text:p>(81) 98550-66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aguatá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70-48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099999999999994" table:style-name="ce1">
            <text:p>77,1</text:p>
          </table:table-cell>
          <table:table-cell office:value-type="float" office:value="159" table:style-name="ce1">
            <text:p>159</text:p>
          </table:table-cell>
          <table:table-cell office:value-type="date" office:date-value="2019-08-23T00:00:00" table:style-name="ce2">
            <text:p>23/08/2019</text:p>
          </table:table-cell>
          <table:table-cell office:value-type="string" table:style-name="ce1">
            <text:p>130/80</text:p>
          </table:table-cell>
          <table:table-cell office:value-type="date" office:date-value="2024-05-15T00:00:00" table:style-name="ce2">
            <text:p>15/05/2024</text:p>
          </table:table-cell>
          <table:table-cell office:value-type="string" table:style-name="ce1">
            <text:p>Habitual</text:p>
          </table:table-cell>
          <table:table-cell office:value-type="float" office:value="352" table:style-name="ce1">
            <text:p>352</text:p>
          </table:table-cell>
          <table:table-cell office:value-type="float" office:value="2" table:style-name="ce1">
            <text:p>2</text:p>
          </table:table-cell>
          <table:table-cell office:value-type="float" office:value="353" table:style-name="ce1">
            <text:p>35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DIA AGUIAR DE MOURA</text:p>
          </table:table-cell>
          <table:table-cell office:value-type="date" office:date-value="1992-06-02T00:00:00" table:style-name="ce2">
            <text:p>02/06/1992</text:p>
          </table:table-cell>
          <table:table-cell office:value-type="string" table:style-name="ce1">
            <text:p>33 anos e 2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06.112.274-95</text:p>
          </table:table-cell>
          <table:table-cell office:value-type="float" office:value="706802236433626" table:style-name="ce1">
            <text:p>7,06802E+14</text:p>
          </table:table-cell>
          <table:table-cell office:value-type="string" table:style-name="ce1">
            <text:p>(81) 98372-05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gas ferreira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OIS UNID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8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5" table:style-name="ce1">
            <text:p>69,5</text:p>
          </table:table-cell>
          <table:table-cell office:value-type="float" office:value="166" table:style-name="ce1">
            <text:p>166</text:p>
          </table:table-cell>
          <table:table-cell office:value-type="date" office:date-value="2023-09-27T00:00:00" table:style-name="ce2">
            <text:p>27/09/2023</text:p>
          </table:table-cell>
          <table:table-cell office:value-type="string" table:style-name="ce1">
            <text:p>110/80</text:p>
          </table:table-cell>
          <table:table-cell office:value-type="date" office:date-value="2025-02-25T00:00:00" table:style-name="ce2">
            <text:p>25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SA SILVA DE ANDRADE</text:p>
          </table:table-cell>
          <table:table-cell office:value-type="date" office:date-value="2001-10-27T00:00:00" table:style-name="ce2">
            <text:p>27/10/2001</text:p>
          </table:table-cell>
          <table:table-cell office:value-type="string" table:style-name="ce1">
            <text:p>23 anos e 10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7.508.504-46</text:p>
          </table:table-cell>
          <table:table-cell office:value-type="float" office:value="898003025377242" table:style-name="ce1">
            <text:p>8,98003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.2" table:style-name="ce1">
            <text:p>96,2</text:p>
          </table:table-cell>
          <table:table-cell office:value-type="float" office:value="168" table:style-name="ce1">
            <text:p>168</text:p>
          </table:table-cell>
          <table:table-cell office:value-type="date" office:date-value="2020-05-22T00:00:00" table:style-name="ce2">
            <text:p>22/05/2020</text:p>
          </table:table-cell>
          <table:table-cell office:value-type="string" table:style-name="ce1">
            <text:p>110/70</text:p>
          </table:table-cell>
          <table:table-cell office:value-type="date" office:date-value="2020-07-03T00:00:00" table:style-name="ce2">
            <text:p>03/07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2" table:style-name="ce1">
            <text:p>31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PAULINA DE SANTANA DOS SANTOS</text:p>
          </table:table-cell>
          <table:table-cell office:value-type="date" office:date-value="1994-04-08T00:00:00" table:style-name="ce2">
            <text:p>08/04/1994</text:p>
          </table:table-cell>
          <table:table-cell office:value-type="string" table:style-name="ce1">
            <text:p>31 anos e 4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2.010.234-11</text:p>
          </table:table-cell>
          <table:table-cell office:value-type="float" office:value="707402018433170" table:style-name="ce1">
            <text:p>7,07402E+14</text:p>
          </table:table-cell>
          <table:table-cell office:value-type="string" table:style-name="ce1">
            <text:p>(81) 99700-56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ua vitória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550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25" table:style-name="ce1">
            <text:p>52,25</text:p>
          </table:table-cell>
          <table:table-cell office:value-type="float" office:value="150" table:style-name="ce1">
            <text:p>15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30/9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ZA VITORIA TAVARES DA SILVA</text:p>
          </table:table-cell>
          <table:table-cell office:value-type="date" office:date-value="1999-06-29T00:00:00" table:style-name="ce2">
            <text:p>29/06/1999</text:p>
          </table:table-cell>
          <table:table-cell office:value-type="string" table:style-name="ce1">
            <text:p>26 anos e 2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4.298.484-63</text:p>
          </table:table-cell>
          <table:table-cell office:value-type="float" office:value="709004816446611" table:style-name="ce1">
            <text:p>7,09005E+14</text:p>
          </table:table-cell>
          <table:table-cell office:value-type="string" table:style-name="ce1">
            <text:p>(81) 98760-07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rei damião</text:p>
          </table:table-cell>
          <table:table-cell office:value-type="string" table:style-name="ce1">
            <text:p>12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20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3" table:style-name="ce1">
            <text:p>62,3</text:p>
          </table:table-cell>
          <table:table-cell office:value-type="float" office:value="162" table:style-name="ce1">
            <text:p>162</text:p>
          </table:table-cell>
          <table:table-cell office:value-type="date" office:date-value="2020-09-09T00:00:00" table:style-name="ce2">
            <text:p>09/09/2020</text:p>
          </table:table-cell>
          <table:table-cell office:value-type="string" table:style-name="ce1">
            <text:p>120/80</text:p>
          </table:table-cell>
          <table:table-cell office:value-type="date" office:date-value="2021-04-27T00:00:00" table:style-name="ce2">
            <text:p>27/04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0" table:style-name="ce1">
            <text:p>39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ANE BARBOSA DOS SANTOS</text:p>
          </table:table-cell>
          <table:table-cell office:value-type="date" office:date-value="1995-12-29T00:00:00" table:style-name="ce2">
            <text:p>29/12/1995</text:p>
          </table:table-cell>
          <table:table-cell office:value-type="string" table:style-name="ce1">
            <text:p>29 anos e 8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406.374-04</text:p>
          </table:table-cell>
          <table:table-cell office:value-type="float" office:value="704203261668682" table:style-name="ce1">
            <text:p>7,04203E+14</text:p>
          </table:table-cell>
          <table:table-cell office:value-type="string" table:style-name="ce1">
            <text:p>(81) 99271-01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 cajueiro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22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4-05-29T00:00:00" table:style-name="ce2">
            <text:p>29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2" table:style-name="ce1">
            <text:p>36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INEIDE MARIA DA SILVA</text:p>
          </table:table-cell>
          <table:table-cell office:value-type="date" office:date-value="1977-09-12T00:00:00" table:style-name="ce2">
            <text:p>12/09/1977</text:p>
          </table:table-cell>
          <table:table-cell office:value-type="string" table:style-name="ce1">
            <text:p>47 anos e 11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2.286.374-26</text:p>
          </table:table-cell>
          <table:table-cell office:value-type="float" office:value="702901553406470" table:style-name="ce1">
            <text:p>7,02902E+14</text:p>
          </table:table-cell>
          <table:table-cell office:value-type="string" table:style-name="ce1">
            <text:p>(81) 98690-14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empre livr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34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1" table:style-name="ce1">
            <text:p>86,1</text:p>
          </table:table-cell>
          <table:table-cell office:value-type="float" office:value="165" table:style-name="ce1">
            <text:p>165</text:p>
          </table:table-cell>
          <table:table-cell office:value-type="date" office:date-value="2024-05-27T00:00:00" table:style-name="ce2">
            <text:p>27/05/2024</text:p>
          </table:table-cell>
          <table:table-cell office:value-type="string" table:style-name="ce1">
            <text:p>150/100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Alto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LAVIA SOUZA DO NASCIMENTO</text:p>
          </table:table-cell>
          <table:table-cell office:value-type="date" office:date-value="1988-04-27T00:00:00" table:style-name="ce2">
            <text:p>27/04/1988</text:p>
          </table:table-cell>
          <table:table-cell office:value-type="string" table:style-name="ce1">
            <text:p>37 anos e 4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844.994-62</text:p>
          </table:table-cell>
          <table:table-cell office:value-type="float" office:value="700006543229300" table:style-name="ce1">
            <text:p>7,00007E+14</text:p>
          </table:table-cell>
          <table:table-cell office:value-type="string" table:style-name="ce1">
            <text:p>(81) 9374-17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empre livr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340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599999999999994" table:style-name="ce1">
            <text:p>64,6</text:p>
          </table:table-cell>
          <table:table-cell office:value-type="float" office:value="160" table:style-name="ce1">
            <text:p>160</text:p>
          </table:table-cell>
          <table:table-cell office:value-type="date" office:date-value="2024-05-27T00:00:00" table:style-name="ce2">
            <text:p>27/05/2024</text:p>
          </table:table-cell>
          <table:table-cell office:value-type="string" table:style-name="ce1">
            <text:p>80/60</text:p>
          </table:table-cell>
          <table:table-cell office:value-type="date" office:date-value="2024-06-25T00:00:00" table:style-name="ce2">
            <text:p>25/06/2024</text:p>
          </table:table-cell>
          <table:table-cell office:value-type="string" table:style-name="ce1">
            <text:p>Habitual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EFA REGINALDA FLORENTINO DA SILVA</text:p>
          </table:table-cell>
          <table:table-cell office:value-type="date" office:date-value="1987-11-04T00:00:00" table:style-name="ce2">
            <text:p>04/11/1987</text:p>
          </table:table-cell>
          <table:table-cell office:value-type="string" table:style-name="ce1">
            <text:p>37 anos e 9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6.758.134-21</text:p>
          </table:table-cell>
          <table:table-cell office:value-type="float" office:value="898003014753191" table:style-name="ce1">
            <text:p>8,98003E+14</text:p>
          </table:table-cell>
          <table:table-cell office:value-type="string" table:style-name="ce1">
            <text:p>(81) 98672-89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rei damião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20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.3" table:style-name="ce1">
            <text:p>107,3</text:p>
          </table:table-cell>
          <table:table-cell office:value-type="float" office:value="162" table:style-name="ce1">
            <text:p>162</text:p>
          </table:table-cell>
          <table:table-cell office:value-type="date" office:date-value="2024-11-04T00:00:00" table:style-name="ce2">
            <text:p>04/11/2024</text:p>
          </table:table-cell>
          <table:table-cell office:value-type="string" table:style-name="ce1">
            <text:p>110/80</text:p>
          </table:table-cell>
          <table:table-cell office:value-type="date" office:date-value="2025-02-12T00:00:00" table:style-name="ce2">
            <text:p>12/02/2025</text:p>
          </table:table-cell>
          <table:table-cell office:value-type="string" table:style-name="ce1">
            <text:p>Habitual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NDACI ROSENDO MARTINS</text:p>
          </table:table-cell>
          <table:table-cell office:value-type="date" office:date-value="1972-04-01T00:00:00" table:style-name="ce2">
            <text:p>01/04/1972</text:p>
          </table:table-cell>
          <table:table-cell office:value-type="string" table:style-name="ce1">
            <text:p>53 anos e 5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949.103.404-91</text:p>
          </table:table-cell>
          <table:table-cell office:value-type="float" office:value="706804705436225" table:style-name="ce1">
            <text:p>7,06805E+14</text:p>
          </table:table-cell>
          <table:table-cell office:value-type="string" table:style-name="ce1">
            <text:p>(81) 98419-6713</text:p>
          </table:table-cell>
          <table:table-cell office:value-type="string" table:style-name="ce1">
            <text:p>(81) 3442-0030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rei damia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20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157" table:style-name="ce1">
            <text:p>157</text:p>
          </table:table-cell>
          <table:table-cell office:value-type="date" office:date-value="2019-09-20T00:00:00" table:style-name="ce2">
            <text:p>20/09/2019</text:p>
          </table:table-cell>
          <table:table-cell office:value-type="string" table:style-name="ce1">
            <text:p>110/80</text:p>
          </table:table-cell>
          <table:table-cell office:value-type="date" office:date-value="2021-04-13T00:00:00" table:style-name="ce2">
            <text:p>13/04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7" table:style-name="ce1">
            <text:p>3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JANAINA MEDEIROS DA SILVA</text:p>
          </table:table-cell>
          <table:table-cell office:value-type="date" office:date-value="1984-12-12T00:00:00" table:style-name="ce2">
            <text:p>12/12/1984</text:p>
          </table:table-cell>
          <table:table-cell office:value-type="string" table:style-name="ce1">
            <text:p>40 anos e 8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63.533.934-07</text:p>
          </table:table-cell>
          <table:table-cell office:value-type="float" office:value="705005012189650" table:style-name="ce1">
            <text:p>7,05005E+14</text:p>
          </table:table-cell>
          <table:table-cell office:value-type="string" table:style-name="ce1">
            <text:p>(81) 99565-0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rei damião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20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" table:style-name="ce1">
            <text:p>96</text:p>
          </table:table-cell>
          <table:table-cell office:value-type="float" office:value="158" table:style-name="ce1">
            <text:p>158</text:p>
          </table:table-cell>
          <table:table-cell office:value-type="date" office:date-value="2020-03-05T00:00:00" table:style-name="ce2">
            <text:p>05/03/2020</text:p>
          </table:table-cell>
          <table:table-cell office:value-type="string" table:style-name="ce1">
            <text:p>130/80</text:p>
          </table:table-cell>
          <table:table-cell office:value-type="date" office:date-value="2021-09-27T00:00:00" table:style-name="ce2">
            <text:p>27/09/2021</text:p>
          </table:table-cell>
          <table:table-cell office:value-type="string" table:style-name="ce1">
            <text:p>Habitual</text:p>
          </table:table-cell>
          <table:table-cell office:value-type="float" office:value="319" table:style-name="ce1">
            <text:p>319</text:p>
          </table:table-cell>
          <table:table-cell office:value-type="float" office:value="4" table:style-name="ce1">
            <text:p>4</text:p>
          </table:table-cell>
          <table:table-cell office:value-type="float" office:value="321" table:style-name="ce1">
            <text:p>32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ARA JANDIRA DE SANTANA GOMES</text:p>
          </table:table-cell>
          <table:table-cell office:value-type="date" office:date-value="1995-11-19T00:00:00" table:style-name="ce2">
            <text:p>19/11/1995</text:p>
          </table:table-cell>
          <table:table-cell office:value-type="string" table:style-name="ce1">
            <text:p>29 anos e 9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3.497.124-25</text:p>
          </table:table-cell>
          <table:table-cell office:value-type="float" office:value="700708947928575" table:style-name="ce1">
            <text:p>7,00709E+14</text:p>
          </table:table-cell>
          <table:table-cell office:value-type="string" table:style-name="ce1">
            <text:p>(84) 99312-17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árzea do giló</text:p>
          </table:table-cell>
          <table:table-cell office:value-type="string" table:style-name="ce1">
            <text:p>49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59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25" table:style-name="ce1">
            <text:p>84,25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15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Alto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LENA SILVA MACEDO</text:p>
          </table:table-cell>
          <table:table-cell office:value-type="date" office:date-value="2000-01-14T00:00:00" table:style-name="ce2">
            <text:p>14/01/2000</text:p>
          </table:table-cell>
          <table:table-cell office:value-type="string" table:style-name="ce1">
            <text:p>25 anos e 7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9.719.564-74</text:p>
          </table:table-cell>
          <table:table-cell office:value-type="float" office:value="702601289424948" table:style-name="ce1">
            <text:p>7,02601E+14</text:p>
          </table:table-cell>
          <table:table-cell office:value-type="string" table:style-name="ce1">
            <text:p>(81) 98542-68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is de junho</text:p>
          </table:table-cell>
          <table:table-cell office:value-type="string" table:style-name="ce1">
            <text:p>1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000-00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349999999999994" table:style-name="ce1">
            <text:p>73,35</text:p>
          </table:table-cell>
          <table:table-cell office:value-type="float" office:value="164" table:style-name="ce1">
            <text:p>164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100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FTALY CRISTINA SILVA SANTOS</text:p>
          </table:table-cell>
          <table:table-cell office:value-type="date" office:date-value="2000-04-24T00:00:00" table:style-name="ce2">
            <text:p>24/04/2000</text:p>
          </table:table-cell>
          <table:table-cell office:value-type="string" table:style-name="ce1">
            <text:p>25 anos e 4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23.136.724-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30-19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is de junh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POR TRAS DA VILA DE EDIMARIO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2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5" table:style-name="ce1">
            <text:p>59,5</text:p>
          </table:table-cell>
          <table:table-cell office:value-type="float" office:value="162" table:style-name="ce1">
            <text:p>162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80/60</text:p>
          </table:table-cell>
          <table:table-cell office:value-type="date" office:date-value="2025-04-28T00:00:00" table:style-name="ce2">
            <text:p>28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MARIA MAGALHAES DA ROCHA</text:p>
          </table:table-cell>
          <table:table-cell office:value-type="date" office:date-value="1990-03-08T00:00:00" table:style-name="ce2">
            <text:p>08/03/1990</text:p>
          </table:table-cell>
          <table:table-cell office:value-type="string" table:style-name="ce1">
            <text:p>35 anos e 5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6.817.394-09</text:p>
          </table:table-cell>
          <table:table-cell office:value-type="float" office:value="706203060150461" table:style-name="ce1">
            <text:p>7,06203E+14</text:p>
          </table:table-cell>
          <table:table-cell office:value-type="string" table:style-name="ce1">
            <text:p>(81) 98803-60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empre livre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34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50" table:style-name="ce1">
            <text:p>150</text:p>
          </table:table-cell>
          <table:table-cell office:value-type="date" office:date-value="2024-01-25T00:00:00" table:style-name="ce2">
            <text:p>25/01/2024</text:p>
          </table:table-cell>
          <table:table-cell office:value-type="string" table:style-name="ce1">
            <text:p>110/80</text:p>
          </table:table-cell>
          <table:table-cell office:value-type="date" office:date-value="2025-04-28T00:00:00" table:style-name="ce2">
            <text:p>28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9" table:style-name="ce1">
            <text:p>10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BRINA KETILLY BARBOSA DA SILVA</text:p>
          </table:table-cell>
          <table:table-cell office:value-type="date" office:date-value="2008-12-11T00:00:00" table:style-name="ce2">
            <text:p>11/12/2008</text:p>
          </table:table-cell>
          <table:table-cell office:value-type="string" table:style-name="ce1">
            <text:p>16 anos e 8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0.245.684-61</text:p>
          </table:table-cell>
          <table:table-cell office:value-type="float" office:value="704008378038863" table:style-name="ce1">
            <text:p>7,04008E+14</text:p>
          </table:table-cell>
          <table:table-cell office:value-type="string" table:style-name="ce1">
            <text:p>(81) 97312-90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rei damia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ASA DE ROBERTO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00-000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3" table:style-name="ce1">
            <text:p>65,3</text:p>
          </table:table-cell>
          <table:table-cell office:value-type="float" office:value="160" table:style-name="ce1">
            <text:p>160</text:p>
          </table:table-cell>
          <table:table-cell office:value-type="date" office:date-value="2024-01-22T00:00:00" table:style-name="ce2">
            <text:p>22/01/2024</text:p>
          </table:table-cell>
          <table:table-cell office:value-type="string" table:style-name="ce1">
            <text:p>110/80</text:p>
          </table:table-cell>
          <table:table-cell office:value-type="date" office:date-value="2024-03-21T00:00:00" table:style-name="ce2">
            <text:p>21/03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" table:style-name="ce1">
            <text:p>10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IMONE MARIA DA SANTANA</text:p>
          </table:table-cell>
          <table:table-cell office:value-type="date" office:date-value="1989-03-18T00:00:00" table:style-name="ce2">
            <text:p>18/03/1989</text:p>
          </table:table-cell>
          <table:table-cell office:value-type="string" table:style-name="ce1">
            <text:p>36 anos e 5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78.767.974-74</text:p>
          </table:table-cell>
          <table:table-cell office:value-type="float" office:value="704809036976448" table:style-name="ce1">
            <text:p>7,04809E+14</text:p>
          </table:table-cell>
          <table:table-cell office:value-type="string" table:style-name="ce1">
            <text:p>(81) 98407-31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1-10-27T00:00:00" table:style-name="ce2">
            <text:p>27/10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8" table:style-name="ce1">
            <text:p>238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ÉCIA KELLY BASTOS DE LIMA</text:p>
          </table:table-cell>
          <table:table-cell office:value-type="date" office:date-value="1985-01-17T00:00:00" table:style-name="ce2">
            <text:p>17/01/1985</text:p>
          </table:table-cell>
          <table:table-cell office:value-type="string" table:style-name="ce1">
            <text:p>40 anos e 7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-</text:p>
          </table:table-cell>
          <table:table-cell office:value-type="float" office:value="898000486356517" table:style-name="ce1">
            <text:p>8,98E+14</text:p>
          </table:table-cell>
          <table:table-cell office:value-type="string" table:style-name="ce1">
            <text:p>(81) 8800-60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ereira barret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5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152" table:style-name="ce1">
            <text:p>152</text:p>
          </table:table-cell>
          <table:table-cell office:value-type="date" office:date-value="2020-05-12T00:00:00" table:style-name="ce2">
            <text:p>12/05/2020</text:p>
          </table:table-cell>
          <table:table-cell office:value-type="string" table:style-name="ce1">
            <text:p>120/80</text:p>
          </table:table-cell>
          <table:table-cell office:value-type="date" office:date-value="2024-05-16T00:00:00" table:style-name="ce2">
            <text:p>16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NISE MARIA DA SILVA</text:p>
          </table:table-cell>
          <table:table-cell office:value-type="date" office:date-value="1997-05-31T00:00:00" table:style-name="ce2">
            <text:p>31/05/1997</text:p>
          </table:table-cell>
          <table:table-cell office:value-type="string" table:style-name="ce1">
            <text:p>28 anos e 3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922.744-80</text:p>
          </table:table-cell>
          <table:table-cell office:value-type="float" office:value="704108005924050" table:style-name="ce1">
            <text:p>7,04108E+14</text:p>
          </table:table-cell>
          <table:table-cell office:value-type="string" table:style-name="ce1">
            <text:p>(98) 98463-49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99-630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ngenheiro arnulfo falcã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520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.5" table:style-name="ce1">
            <text:p>43,5</text:p>
          </table:table-cell>
          <table:table-cell office:value-type="float" office:value="157" table:style-name="ce1">
            <text:p>157</text:p>
          </table:table-cell>
          <table:table-cell office:value-type="date" office:date-value="2024-01-12T00:00:00" table:style-name="ce2">
            <text:p>12/01/2024</text:p>
          </table:table-cell>
          <table:table-cell office:value-type="string" table:style-name="ce1">
            <text:p>100/60</text:p>
          </table:table-cell>
          <table:table-cell office:value-type="date" office:date-value="2024-02-07T00:00:00" table:style-name="ce2">
            <text:p>07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0" table:style-name="ce1">
            <text:p>38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 FRANCISCA DA SILVA</text:p>
          </table:table-cell>
          <table:table-cell office:value-type="date" office:date-value="1995-06-30T00:00:00" table:style-name="ce2">
            <text:p>30/06/1995</text:p>
          </table:table-cell>
          <table:table-cell office:value-type="string" table:style-name="ce1">
            <text:p>30 anos e 2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4.135.414-45</text:p>
          </table:table-cell>
          <table:table-cell office:value-type="float" office:value="707400033914174" table:style-name="ce1">
            <text:p>7,074E+14</text:p>
          </table:table-cell>
          <table:table-cell office:value-type="string" table:style-name="ce1">
            <text:p>(81) 99155-48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ngenheiro arnulfo falcã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520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95" table:style-name="ce1">
            <text:p>72,95</text:p>
          </table:table-cell>
          <table:table-cell office:value-type="float" office:value="160" table:style-name="ce1">
            <text:p>160</text:p>
          </table:table-cell>
          <table:table-cell office:value-type="date" office:date-value="2023-12-20T00:00:00" table:style-name="ce2">
            <text:p>20/12/2023</text:p>
          </table:table-cell>
          <table:table-cell office:value-type="string" table:style-name="ce1">
            <text:p>90/70</text:p>
          </table:table-cell>
          <table:table-cell office:value-type="date" office:date-value="2024-05-14T00:00:00" table:style-name="ce2">
            <text:p>14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1" table:style-name="ce1">
            <text:p>12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ILANE ALYCE DA SILVA SANTOS</text:p>
          </table:table-cell>
          <table:table-cell office:value-type="date" office:date-value="2003-06-02T00:00:00" table:style-name="ce2">
            <text:p>02/06/2003</text:p>
          </table:table-cell>
          <table:table-cell office:value-type="string" table:style-name="ce1">
            <text:p>22 anos e 2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099.224-44</text:p>
          </table:table-cell>
          <table:table-cell office:value-type="float" office:value="898003057658913" table:style-name="ce1">
            <text:p>8,98003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hagas ferreir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45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9" table:style-name="ce1">
            <text:p>58,9</text:p>
          </table:table-cell>
          <table:table-cell office:value-type="float" office:value="168" table:style-name="ce1">
            <text:p>168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90/60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ELE DA SILVA CUNHA</text:p>
          </table:table-cell>
          <table:table-cell office:value-type="date" office:date-value="2005-02-07T00:00:00" table:style-name="ce2">
            <text:p>07/02/2005</text:p>
          </table:table-cell>
          <table:table-cell office:value-type="string" table:style-name="ce1">
            <text:p>20 anos e 6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661.114-39</text:p>
          </table:table-cell>
          <table:table-cell office:value-type="float" office:value="700209989977324" table:style-name="ce1">
            <text:p>7,0021E+14</text:p>
          </table:table-cell>
          <table:table-cell office:value-type="string" table:style-name="ce1">
            <text:p>(81) 99999-73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visconde garrett</text:p>
          </table:table-cell>
          <table:table-cell office:value-type="string" table:style-name="ce1">
            <text:p>10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4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75" table:style-name="ce1">
            <text:p>64,75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00/7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ELLY RENATA SILVA</text:p>
          </table:table-cell>
          <table:table-cell office:value-type="date" office:date-value="1999-12-31T00:00:00" table:style-name="ce2">
            <text:p>31/12/1999</text:p>
          </table:table-cell>
          <table:table-cell office:value-type="string" table:style-name="ce1">
            <text:p>25 anos e 8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483.184-77</text:p>
          </table:table-cell>
          <table:table-cell office:value-type="float" office:value="700002984337810" table:style-name="ce1">
            <text:p>7,00003E+14</text:p>
          </table:table-cell>
          <table:table-cell office:value-type="string" table:style-name="ce1">
            <text:p>(81) 98309-33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ereira barret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54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" table:style-name="ce1">
            <text:p>76</text:p>
          </table:table-cell>
          <table:table-cell office:value-type="float" office:value="163" table:style-name="ce1">
            <text:p>163</text:p>
          </table:table-cell>
          <table:table-cell office:value-type="date" office:date-value="2022-06-07T00:00:00" table:style-name="ce2">
            <text:p>07/06/2022</text:p>
          </table:table-cell>
          <table:table-cell office:value-type="string" table:style-name="ce1">
            <text:p>100/60</text:p>
          </table:table-cell>
          <table:table-cell office:value-type="date" office:date-value="2022-06-07T00:00:00" table:style-name="ce2">
            <text:p>07/06/2022</text:p>
          </table:table-cell>
          <table:table-cell office:value-type="string" table:style-name="ce1">
            <text:p>Habitual</text:p>
          </table:table-cell>
          <table:table-cell office:value-type="float" office:value="207" table:style-name="ce1">
            <text:p>207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BEATRIZ OLIVEIRA DA SILVA</text:p>
          </table:table-cell>
          <table:table-cell office:value-type="date" office:date-value="2001-07-08T00:00:00" table:style-name="ce2">
            <text:p>08/07/2001</text:p>
          </table:table-cell>
          <table:table-cell office:value-type="string" table:style-name="ce1">
            <text:p>24 anos e 1 mê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9.788.594-90</text:p>
          </table:table-cell>
          <table:table-cell office:value-type="float" office:value="700002187653506" table:style-name="ce1">
            <text:p>7,00002E+14</text:p>
          </table:table-cell>
          <table:table-cell office:value-type="string" table:style-name="ce1">
            <text:p>(81) 98638-21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visconde garrett</text:p>
          </table:table-cell>
          <table:table-cell office:value-type="string" table:style-name="ce1">
            <text:p>10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4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55" table:style-name="ce1">
            <text:p>59,55</text:p>
          </table:table-cell>
          <table:table-cell office:value-type="float" office:value="152" table:style-name="ce1">
            <text:p>152</text:p>
          </table:table-cell>
          <table:table-cell office:value-type="date" office:date-value="2024-09-16T00:00:00" table:style-name="ce2">
            <text:p>16/09/2024</text:p>
          </table:table-cell>
          <table:table-cell office:value-type="string" table:style-name="ce1">
            <text:p>98/77</text:p>
          </table:table-cell>
          <table:table-cell office:value-type="date" office:date-value="2025-06-06T00:00:00" table:style-name="ce2">
            <text:p>06/06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PAES BARRETO</text:p>
          </table:table-cell>
          <table:table-cell office:value-type="date" office:date-value="2000-11-18T00:00:00" table:style-name="ce2">
            <text:p>18/11/2000</text:p>
          </table:table-cell>
          <table:table-cell office:value-type="string" table:style-name="ce1">
            <text:p>24 anos e 9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957.274-94</text:p>
          </table:table-cell>
          <table:table-cell office:value-type="float" office:value="700006430033400" table:style-name="ce1">
            <text:p>7,00006E+14</text:p>
          </table:table-cell>
          <table:table-cell office:value-type="string" table:style-name="ce1">
            <text:p>(81) 99163-10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ereira barret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5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05" table:style-name="ce1">
            <text:p>64,05</text:p>
          </table:table-cell>
          <table:table-cell office:value-type="float" office:value="173" table:style-name="ce1">
            <text:p>173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00/7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LY VITORIA DA SILVA</text:p>
          </table:table-cell>
          <table:table-cell office:value-type="date" office:date-value="2003-01-25T00:00:00" table:style-name="ce2">
            <text:p>25/01/2003</text:p>
          </table:table-cell>
          <table:table-cell office:value-type="string" table:style-name="ce1">
            <text:p>22 anos e 7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882.944-78</text:p>
          </table:table-cell>
          <table:table-cell office:value-type="float" office:value="703003864100576" table:style-name="ce1">
            <text:p>7,03004E+14</text:p>
          </table:table-cell>
          <table:table-cell office:value-type="string" table:style-name="ce1">
            <text:p>(81) 98413-38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visconde garret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40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.4" table:style-name="ce1">
            <text:p>49,4</text:p>
          </table:table-cell>
          <table:table-cell office:value-type="float" office:value="149" table:style-name="ce1">
            <text:p>149</text:p>
          </table:table-cell>
          <table:table-cell office:value-type="date" office:date-value="2020-05-29T00:00:00" table:style-name="ce2">
            <text:p>29/05/2020</text:p>
          </table:table-cell>
          <table:table-cell office:value-type="string" table:style-name="ce1">
            <text:p>120/70</text:p>
          </table:table-cell>
          <table:table-cell office:value-type="date" office:date-value="2021-05-28T00:00:00" table:style-name="ce2">
            <text:p>28/05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6" table:style-name="ce1">
            <text:p>3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RAIZA DA SILVA AMORIM</text:p>
          </table:table-cell>
          <table:table-cell office:value-type="date" office:date-value="2005-03-14T00:00:00" table:style-name="ce2">
            <text:p>14/03/2005</text:p>
          </table:table-cell>
          <table:table-cell office:value-type="string" table:style-name="ce1">
            <text:p>20 anos e 5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7.542.844-12</text:p>
          </table:table-cell>
          <table:table-cell office:value-type="float" office:value="898001088098497" table:style-name="ce1">
            <text:p>8,98001E+14</text:p>
          </table:table-cell>
          <table:table-cell office:value-type="string" table:style-name="ce1">
            <text:p>(81) 99688-45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88-453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rgem linda</text:p>
          </table:table-cell>
          <table:table-cell office:value-type="string" table:style-name="ce1">
            <text:p>30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260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2" table:style-name="ce1">
            <text:p>67,2</text:p>
          </table:table-cell>
          <table:table-cell office:value-type="float" office:value="168" table:style-name="ce1">
            <text:p>168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90/70</text:p>
          </table:table-cell>
          <table:table-cell office:value-type="date" office:date-value="2025-04-07T00:00:00" table:style-name="ce2">
            <text:p>07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IELLE FELIX DE ARRUDA</text:p>
          </table:table-cell>
          <table:table-cell office:value-type="date" office:date-value="1992-03-25T00:00:00" table:style-name="ce2">
            <text:p>25/03/1992</text:p>
          </table:table-cell>
          <table:table-cell office:value-type="string" table:style-name="ce1">
            <text:p>33 anos e 5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900.774-01</text:p>
          </table:table-cell>
          <table:table-cell office:value-type="float" office:value="704501329130513" table:style-name="ce1">
            <text:p>7,04501E+14</text:p>
          </table:table-cell>
          <table:table-cell office:value-type="string" table:style-name="ce1">
            <text:p>(81) 98765-55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a barriguda</text:p>
          </table:table-cell>
          <table:table-cell office:value-type="string" table:style-name="ce1">
            <text:p>12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26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1-11-25T00:00:00" table:style-name="ce2">
            <text:p>25/11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1" table:style-name="ce1">
            <text:p>4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LAVIA IVONETE DOS SANTOS</text:p>
          </table:table-cell>
          <table:table-cell office:value-type="date" office:date-value="1991-05-27T00:00:00" table:style-name="ce2">
            <text:p>27/05/1991</text:p>
          </table:table-cell>
          <table:table-cell office:value-type="string" table:style-name="ce1">
            <text:p>34 anos e 3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99.970.184-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713-95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a barrigud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2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2" table:style-name="ce1">
            <text:p>78,2</text:p>
          </table:table-cell>
          <table:table-cell office:value-type="float" office:value="149" table:style-name="ce1">
            <text:p>149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100/70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RLANE LUIZ DE ARRUDA</text:p>
          </table:table-cell>
          <table:table-cell office:value-type="date" office:date-value="1995-06-24T00:00:00" table:style-name="ce2">
            <text:p>24/06/1995</text:p>
          </table:table-cell>
          <table:table-cell office:value-type="string" table:style-name="ce1">
            <text:p>30 anos e 2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746.264-01</text:p>
          </table:table-cell>
          <table:table-cell office:value-type="float" office:value="702403044634323" table:style-name="ce1">
            <text:p>7,02403E+14</text:p>
          </table:table-cell>
          <table:table-cell office:value-type="string" table:style-name="ce1">
            <text:p>(81) 99717-07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visconde de garret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43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5" table:style-name="ce1">
            <text:p>72,5</text:p>
          </table:table-cell>
          <table:table-cell office:value-type="float" office:value="159" table:style-name="ce1">
            <text:p>159</text:p>
          </table:table-cell>
          <table:table-cell office:value-type="date" office:date-value="2024-10-21T00:00:00" table:style-name="ce2">
            <text:p>21/10/2024</text:p>
          </table:table-cell>
          <table:table-cell office:value-type="string" table:style-name="ce1">
            <text:p>100/70</text:p>
          </table:table-cell>
          <table:table-cell office:value-type="date" office:date-value="2024-10-21T00:00:00" table:style-name="ce2">
            <text:p>21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LIMA DA SILVA</text:p>
          </table:table-cell>
          <table:table-cell office:value-type="date" office:date-value="1998-11-26T00:00:00" table:style-name="ce2">
            <text:p>26/11/1998</text:p>
          </table:table-cell>
          <table:table-cell office:value-type="string" table:style-name="ce1">
            <text:p>26 anos e 9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1.023.654-40</text:p>
          </table:table-cell>
          <table:table-cell office:value-type="float" office:value="704100123254279" table:style-name="ce1">
            <text:p>7,041E+14</text:p>
          </table:table-cell>
          <table:table-cell office:value-type="string" table:style-name="ce1">
            <text:p>(81) 99957-18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visconde garrett</text:p>
          </table:table-cell>
          <table:table-cell office:value-type="string" table:style-name="ce1">
            <text:p>08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4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float" office:value="152" table:style-name="ce1">
            <text:p>152</text:p>
          </table:table-cell>
          <table:table-cell office:value-type="date" office:date-value="2024-01-25T00:00:00" table:style-name="ce2">
            <text:p>25/01/2024</text:p>
          </table:table-cell>
          <table:table-cell office:value-type="string" table:style-name="ce1">
            <text:p>100/60</text:p>
          </table:table-cell>
          <table:table-cell office:value-type="date" office:date-value="2024-03-07T00:00:00" table:style-name="ce2">
            <text:p>07/03/2024</text:p>
          </table:table-cell>
          <table:table-cell office:value-type="string" table:style-name="ce1">
            <text:p>Habitual</text:p>
          </table:table-cell>
          <table:table-cell office:value-type="float" office:value="115" table:style-name="ce1">
            <text:p>115</text:p>
          </table:table-cell>
          <table:table-cell office:value-type="float" office:value="4" table:style-name="ce1">
            <text:p>4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ELMA DA SILVA ALVES</text:p>
          </table:table-cell>
          <table:table-cell office:value-type="date" office:date-value="1989-09-11T00:00:00" table:style-name="ce2">
            <text:p>11/09/1989</text:p>
          </table:table-cell>
          <table:table-cell office:value-type="string" table:style-name="ce1">
            <text:p>35 anos e 11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93.801.784-50</text:p>
          </table:table-cell>
          <table:table-cell office:value-type="float" office:value="702409501939224" table:style-name="ce1">
            <text:p>7,0241E+14</text:p>
          </table:table-cell>
          <table:table-cell office:value-type="string" table:style-name="ce1">
            <text:p>(81) 98869-52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visconde de garrett</text:p>
          </table:table-cell>
          <table:table-cell office:value-type="string" table:style-name="ce1">
            <text:p>29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43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2" table:style-name="ce1">
            <text:p>63,2</text:p>
          </table:table-cell>
          <table:table-cell office:value-type="float" office:value="159" table:style-name="ce1">
            <text:p>159</text:p>
          </table:table-cell>
          <table:table-cell office:value-type="date" office:date-value="2020-02-18T00:00:00" table:style-name="ce2">
            <text:p>18/02/2020</text:p>
          </table:table-cell>
          <table:table-cell office:value-type="string" table:style-name="ce1">
            <text:p>100/70</text:p>
          </table:table-cell>
          <table:table-cell office:value-type="date" office:date-value="2020-02-18T00:00:00" table:style-name="ce2">
            <text:p>18/02/2020</text:p>
          </table:table-cell>
          <table:table-cell office:value-type="string" table:style-name="ce1">
            <text:p>Habitual</text:p>
          </table:table-cell>
          <table:table-cell office:value-type="float" office:value="328" table:style-name="ce1">
            <text:p>328</text:p>
          </table:table-cell>
          <table:table-cell office:value-type="float" office:value="6" table:style-name="ce1">
            <text:p>6</text:p>
          </table:table-cell>
          <table:table-cell office:value-type="float" office:value="330" table:style-name="ce1">
            <text:p>33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LAINE CLEMENTE BATISTA</text:p>
          </table:table-cell>
          <table:table-cell office:value-type="date" office:date-value="2002-08-25T00:00:00" table:style-name="ce2">
            <text:p>25/08/2002</text:p>
          </table:table-cell>
          <table:table-cell office:value-type="string" table:style-name="ce1">
            <text:p>23 ano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9.538.054-60</text:p>
          </table:table-cell>
          <table:table-cell office:value-type="float" office:value="898003862115285" table:style-name="ce1">
            <text:p>8,98004E+14</text:p>
          </table:table-cell>
          <table:table-cell office:value-type="string" table:style-name="ce1">
            <text:p>(81) 98345-50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3449-226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visconde de garrett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4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.8" table:style-name="ce1">
            <text:p>54,8</text:p>
          </table:table-cell>
          <table:table-cell office:value-type="float" office:value="147" table:style-name="ce1">
            <text:p>147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00/7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ISA MARIA AGOSTINHO</text:p>
          </table:table-cell>
          <table:table-cell office:value-type="date" office:date-value="2003-07-20T00:00:00" table:style-name="ce2">
            <text:p>20/07/2003</text:p>
          </table:table-cell>
          <table:table-cell office:value-type="string" table:style-name="ce1">
            <text:p>22 anos e 1 mê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6.699.994-61</text:p>
          </table:table-cell>
          <table:table-cell office:value-type="float" office:value="898005927725394" table:style-name="ce1">
            <text:p>8,98006E+14</text:p>
          </table:table-cell>
          <table:table-cell office:value-type="string" table:style-name="ce1">
            <text:p>(81) 99920-88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ereira barret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.95" table:style-name="ce1">
            <text:p>47,95</text:p>
          </table:table-cell>
          <table:table-cell office:value-type="float" office:value="157" table:style-name="ce1">
            <text:p>157</text:p>
          </table:table-cell>
          <table:table-cell office:value-type="date" office:date-value="2024-11-11T00:00:00" table:style-name="ce2">
            <text:p>11/11/2024</text:p>
          </table:table-cell>
          <table:table-cell office:value-type="string" table:style-name="ce1">
            <text:p>80/60</text:p>
          </table:table-cell>
          <table:table-cell office:value-type="date" office:date-value="2024-11-11T00:00:00" table:style-name="ce2">
            <text:p>11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OMIWUA OLOSSA MAGALHAES DE OLIVEIRA</text:p>
          </table:table-cell>
          <table:table-cell office:value-type="date" office:date-value="1994-11-16T00:00:00" table:style-name="ce2">
            <text:p>16/11/1994</text:p>
          </table:table-cell>
          <table:table-cell office:value-type="string" table:style-name="ce1">
            <text:p>30 anos e 9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3.614.884-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34-99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visconde garret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4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6" table:style-name="ce1">
            <text:p>56,6</text:p>
          </table:table-cell>
          <table:table-cell office:value-type="float" office:value="166" table:style-name="ce1">
            <text:p>166</text:p>
          </table:table-cell>
          <table:table-cell office:value-type="date" office:date-value="2022-11-22T00:00:00" table:style-name="ce2">
            <text:p>22/11/2022</text:p>
          </table:table-cell>
          <table:table-cell office:value-type="string" table:style-name="ce1">
            <text:p>100/60</text:p>
          </table:table-cell>
          <table:table-cell office:value-type="date" office:date-value="2022-11-22T00:00:00" table:style-name="ce2">
            <text:p>22/11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7" table:style-name="ce1">
            <text:p>16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IANA BATISTA SANTANA DA SILVA</text:p>
          </table:table-cell>
          <table:table-cell office:value-type="date" office:date-value="1996-10-29T00:00:00" table:style-name="ce2">
            <text:p>29/10/1996</text:p>
          </table:table-cell>
          <table:table-cell office:value-type="string" table:style-name="ce1">
            <text:p>28 anos e 10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6.586.564-30</text:p>
          </table:table-cell>
          <table:table-cell office:value-type="float" office:value="708506358499977" table:style-name="ce1">
            <text:p>7,08506E+14</text:p>
          </table:table-cell>
          <table:table-cell office:value-type="string" table:style-name="ce1">
            <text:p>(81) 99920-16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visconde garrett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4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.8" table:style-name="ce1">
            <text:p>96,8</text:p>
          </table:table-cell>
          <table:table-cell office:value-type="float" office:value="160" table:style-name="ce1">
            <text:p>160</text:p>
          </table:table-cell>
          <table:table-cell office:value-type="date" office:date-value="2025-01-06T00:00:00" table:style-name="ce2">
            <text:p>06/01/2025</text:p>
          </table:table-cell>
          <table:table-cell office:value-type="string" table:style-name="ce1">
            <text:p>130/90</text:p>
          </table:table-cell>
          <table:table-cell office:value-type="date" office:date-value="2025-01-06T00:00:00" table:style-name="ce2">
            <text:p>06/01/2025</text:p>
          </table:table-cell>
          <table:table-cell office:value-type="string" table:style-name="ce1">
            <text:p>Alto</text:p>
          </table:table-cell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CARNEIRO MARINHO</text:p>
          </table:table-cell>
          <table:table-cell office:value-type="date" office:date-value="2004-05-20T00:00:00" table:style-name="ce2">
            <text:p>20/05/2004</text:p>
          </table:table-cell>
          <table:table-cell office:value-type="string" table:style-name="ce1">
            <text:p>21 anos e 3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693.974-70</text:p>
          </table:table-cell>
          <table:table-cell office:value-type="float" office:value="708108503458534" table:style-name="ce1">
            <text:p>7,08109E+14</text:p>
          </table:table-cell>
          <table:table-cell office:value-type="string" table:style-name="ce1">
            <text:p>(81) 9620-80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visconde garrett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45" table:style-name="ce1">
            <text:p>65,45</text:p>
          </table:table-cell>
          <table:table-cell office:value-type="float" office:value="165" table:style-name="ce1">
            <text:p>165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90/70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EANE DA SILVA MARINHO</text:p>
          </table:table-cell>
          <table:table-cell office:value-type="date" office:date-value="1978-05-14T00:00:00" table:style-name="ce2">
            <text:p>14/05/1978</text:p>
          </table:table-cell>
          <table:table-cell office:value-type="string" table:style-name="ce1">
            <text:p>47 anos e 3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1.596.244-90</text:p>
          </table:table-cell>
          <table:table-cell office:value-type="float" office:value="700004649986804" table:style-name="ce1">
            <text:p>7,00005E+14</text:p>
          </table:table-cell>
          <table:table-cell office:value-type="string" table:style-name="ce1">
            <text:p>(81) 98696-13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visconde garrett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40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2" table:style-name="ce1">
            <text:p>92,2</text:p>
          </table:table-cell>
          <table:table-cell office:value-type="float" office:value="157" table:style-name="ce1">
            <text:p>157</text:p>
          </table:table-cell>
          <table:table-cell office:value-type="date" office:date-value="2019-07-05T00:00:00" table:style-name="ce2">
            <text:p>05/07/2019</text:p>
          </table:table-cell>
          <table:table-cell office:value-type="string" table:style-name="ce1">
            <text:p>110/80</text:p>
          </table:table-cell>
          <table:table-cell office:value-type="date" office:date-value="2025-05-09T00:00:00" table:style-name="ce2">
            <text:p>09/05/2025</text:p>
          </table:table-cell>
          <table:table-cell office:value-type="string" table:style-name="ce1">
            <text:p>Habitual</text:p>
          </table:table-cell>
          <table:table-cell office:value-type="float" office:value="358" table:style-name="ce1">
            <text:p>358</text:p>
          </table:table-cell>
          <table:table-cell office:value-type="float" office:value="6" table:style-name="ce1">
            <text:p>6</text:p>
          </table:table-cell>
          <table:table-cell office:value-type="float" office:value="357" table:style-name="ce1">
            <text:p>35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EANE MARIA DA SILVA CUNHA</text:p>
          </table:table-cell>
          <table:table-cell office:value-type="date" office:date-value="1977-06-13T00:00:00" table:style-name="ce2">
            <text:p>13/06/1977</text:p>
          </table:table-cell>
          <table:table-cell office:value-type="string" table:style-name="ce1">
            <text:p>48 anos e 2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24.363.064-60</text:p>
          </table:table-cell>
          <table:table-cell office:value-type="float" office:value="703208653063495" table:style-name="ce1">
            <text:p>7,03209E+14</text:p>
          </table:table-cell>
          <table:table-cell office:value-type="string" table:style-name="ce1">
            <text:p>(81) 99999-73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visconde garrett</text:p>
          </table:table-cell>
          <table:table-cell office:value-type="string" table:style-name="ce1">
            <text:p>10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4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0/90</text:p>
          </table:table-cell>
          <table:table-cell office:value-type="date" office:date-value="2023-06-22T00:00:00" table:style-name="ce2">
            <text:p>22/06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2" table:style-name="ce1">
            <text:p>36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UTH CARVALHO SALVADOR</text:p>
          </table:table-cell>
          <table:table-cell office:value-type="date" office:date-value="1990-09-08T00:00:00" table:style-name="ce2">
            <text:p>08/09/1990</text:p>
          </table:table-cell>
          <table:table-cell office:value-type="string" table:style-name="ce1">
            <text:p>34 anos e 11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97.617.944-07</text:p>
          </table:table-cell>
          <table:table-cell office:value-type="float" office:value="702404018338926" table:style-name="ce1">
            <text:p>7,02404E+14</text:p>
          </table:table-cell>
          <table:table-cell office:value-type="string" table:style-name="ce1">
            <text:p>(81) 98598-8094</text:p>
          </table:table-cell>
          <table:table-cell office:value-type="string" table:style-name="ce1">
            <text:p>(81) 3499-1299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visconde garret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4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60" table:style-name="ce1">
            <text:p>160</text:p>
          </table:table-cell>
          <table:table-cell office:value-type="date" office:date-value="2023-11-16T00:00:00" table:style-name="ce2">
            <text:p>16/11/2023</text:p>
          </table:table-cell>
          <table:table-cell office:value-type="string" table:style-name="ce1">
            <text:p>100/60</text:p>
          </table:table-cell>
          <table:table-cell office:value-type="date" office:date-value="2023-12-13T00:00:00" table:style-name="ce2">
            <text:p>13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2" table:style-name="ce1">
            <text:p>13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ILMARA MANGUEIRA DE SANTANA</text:p>
          </table:table-cell>
          <table:table-cell office:value-type="date" office:date-value="1986-12-18T00:00:00" table:style-name="ce2">
            <text:p>18/12/1986</text:p>
          </table:table-cell>
          <table:table-cell office:value-type="string" table:style-name="ce1">
            <text:p>38 anos e 8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88.602.834-50</text:p>
          </table:table-cell>
          <table:table-cell office:value-type="float" office:value="708107539069936" table:style-name="ce1">
            <text:p>7,08108E+14</text:p>
          </table:table-cell>
          <table:table-cell office:value-type="string" table:style-name="ce1">
            <text:p>(81) 99728-39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visconde garrett</text:p>
          </table:table-cell>
          <table:table-cell office:value-type="string" table:style-name="ce1">
            <text:p>O8</text:p>
          </table:table-cell>
          <table:table-cell office:value-type="string" table:style-name="ce1">
            <text:p>CAMPO DA BOLA PRET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040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.1" table:style-name="ce1">
            <text:p>108,1</text:p>
          </table:table-cell>
          <table:table-cell office:value-type="float" office:value="155" table:style-name="ce1">
            <text:p>155</text:p>
          </table:table-cell>
          <table:table-cell office:value-type="date" office:date-value="2025-01-15T00:00:00" table:style-name="ce2">
            <text:p>15/01/2025</text:p>
          </table:table-cell>
          <table:table-cell office:value-type="string" table:style-name="ce1">
            <text:p>175/95</text:p>
          </table:table-cell>
          <table:table-cell office:value-type="date" office:date-value="2025-02-25T00:00:00" table:style-name="ce2">
            <text:p>25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BEATRIZ DA SILVA AMORIM</text:p>
          </table:table-cell>
          <table:table-cell office:value-type="date" office:date-value="2001-06-16T00:00:00" table:style-name="ce2">
            <text:p>16/06/2001</text:p>
          </table:table-cell>
          <table:table-cell office:value-type="string" table:style-name="ce1">
            <text:p>24 anos e 2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9.975.954-19</text:p>
          </table:table-cell>
          <table:table-cell office:value-type="float" office:value="700505326322056" table:style-name="ce1">
            <text:p>7,00505E+14</text:p>
          </table:table-cell>
          <table:table-cell office:value-type="string" table:style-name="ce1">
            <text:p>(81) 98800-06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rgem linda</text:p>
          </table:table-cell>
          <table:table-cell office:value-type="string" table:style-name="ce1">
            <text:p>3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26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45" table:style-name="ce1">
            <text:p>85,45</text:p>
          </table:table-cell>
          <table:table-cell office:value-type="float" office:value="165" table:style-name="ce1">
            <text:p>165</text:p>
          </table:table-cell>
          <table:table-cell office:value-type="date" office:date-value="2025-03-11T00:00:00" table:style-name="ce2">
            <text:p>11/03/2025</text:p>
          </table:table-cell>
          <table:table-cell office:value-type="string" table:style-name="ce1">
            <text:p>100/70</text:p>
          </table:table-cell>
          <table:table-cell office:value-type="date" office:date-value="2025-03-11T00:00:00" table:style-name="ce2">
            <text:p>11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CE MARIA DA SILVA</text:p>
          </table:table-cell>
          <table:table-cell office:value-type="date" office:date-value="2001-11-21T00:00:00" table:style-name="ce2">
            <text:p>21/11/2001</text:p>
          </table:table-cell>
          <table:table-cell office:value-type="string" table:style-name="ce1">
            <text:p>23 anos e 9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655.784-28</text:p>
          </table:table-cell>
          <table:table-cell office:value-type="float" office:value="700602402259468" table:style-name="ce1">
            <text:p>7,00602E+14</text:p>
          </table:table-cell>
          <table:table-cell office:value-type="string" table:style-name="ce1">
            <text:p>(81) 98888-88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Leal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193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159" table:style-name="ce1">
            <text:p>159</text:p>
          </table:table-cell>
          <table:table-cell office:value-type="date" office:date-value="2024-01-25T00:00:00" table:style-name="ce2">
            <text:p>25/01/2024</text:p>
          </table:table-cell>
          <table:table-cell office:value-type="string" table:style-name="ce1">
            <text:p>90/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DE LIMA DOS SANTOS</text:p>
          </table:table-cell>
          <table:table-cell office:value-type="date" office:date-value="1993-01-25T00:00:00" table:style-name="ce2">
            <text:p>25/01/1993</text:p>
          </table:table-cell>
          <table:table-cell office:value-type="string" table:style-name="ce1">
            <text:p>32 anos e 7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12.478.074-28</text:p>
          </table:table-cell>
          <table:table-cell office:value-type="float" office:value="704507140975720" table:style-name="ce1">
            <text:p>7,04507E+14</text:p>
          </table:table-cell>
          <table:table-cell office:value-type="string" table:style-name="ce1">
            <text:p>(81) 9541-77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Le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19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8" table:style-name="ce1">
            <text:p>78,8</text:p>
          </table:table-cell>
          <table:table-cell office:value-type="float" office:value="160" table:style-name="ce1">
            <text:p>160</text:p>
          </table:table-cell>
          <table:table-cell office:value-type="date" office:date-value="2021-05-25T00:00:00" table:style-name="ce2">
            <text:p>25/05/2021</text:p>
          </table:table-cell>
          <table:table-cell office:value-type="string" table:style-name="ce1">
            <text:p>120/80</text:p>
          </table:table-cell>
          <table:table-cell office:value-type="date" office:date-value="2021-07-14T00:00:00" table:style-name="ce2">
            <text:p>14/07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QUELINE SEVERINA DA SILVA</text:p>
          </table:table-cell>
          <table:table-cell office:value-type="date" office:date-value="1999-10-01T00:00:00" table:style-name="ce2">
            <text:p>01/10/1999</text:p>
          </table:table-cell>
          <table:table-cell office:value-type="string" table:style-name="ce1">
            <text:p>25 anos e 11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40.657.924-60</text:p>
          </table:table-cell>
          <table:table-cell office:value-type="float" office:value="700607924430961" table:style-name="ce1">
            <text:p>7,00608E+14</text:p>
          </table:table-cell>
          <table:table-cell office:value-type="string" table:style-name="ce1">
            <text:p>(81) 98434-14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Rua da paz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24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95" table:style-name="ce1">
            <text:p>91,95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20/8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LOMA DE LIMA MENDONCA</text:p>
          </table:table-cell>
          <table:table-cell office:value-type="date" office:date-value="1994-09-18T00:00:00" table:style-name="ce2">
            <text:p>18/09/1994</text:p>
          </table:table-cell>
          <table:table-cell office:value-type="string" table:style-name="ce1">
            <text:p>30 anos e 11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695.244-03</text:p>
          </table:table-cell>
          <table:table-cell office:value-type="float" office:value="708602581588289" table:style-name="ce1">
            <text:p>7,08603E+14</text:p>
          </table:table-cell>
          <table:table-cell office:value-type="string" table:style-name="ce1">
            <text:p>(81) 98592-14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Joca leal</text:p>
          </table:table-cell>
          <table:table-cell office:value-type="string" table:style-name="ce1">
            <text:p>14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5" table:style-name="ce1">
            <text:p>64,5</text:p>
          </table:table-cell>
          <table:table-cell office:value-type="float" office:value="157" table:style-name="ce1">
            <text:p>157</text:p>
          </table:table-cell>
          <table:table-cell office:value-type="date" office:date-value="2019-12-06T00:00:00" table:style-name="ce2">
            <text:p>06/12/2019</text:p>
          </table:table-cell>
          <table:table-cell office:value-type="string" table:style-name="ce1">
            <text:p>100/60</text:p>
          </table:table-cell>
          <table:table-cell office:value-type="date" office:date-value="2022-06-21T00:00:00" table:style-name="ce2">
            <text:p>21/06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1" table:style-name="ce1">
            <text:p>3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SSA MIRELLY DE SOUZA LIMA</text:p>
          </table:table-cell>
          <table:table-cell office:value-type="date" office:date-value="2003-12-18T00:00:00" table:style-name="ce2">
            <text:p>18/12/2003</text:p>
          </table:table-cell>
          <table:table-cell office:value-type="string" table:style-name="ce1">
            <text:p>21 anos e 8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7.211.754-90</text:p>
          </table:table-cell>
          <table:table-cell office:value-type="float" office:value="706508398148291" table:style-name="ce1">
            <text:p>7,06508E+14</text:p>
          </table:table-cell>
          <table:table-cell office:value-type="string" table:style-name="ce1">
            <text:p>(81) 98888-88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Lea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195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2" table:style-name="ce1">
            <text:p>77,2</text:p>
          </table:table-cell>
          <table:table-cell office:value-type="float" office:value="167" table:style-name="ce1">
            <text:p>167</text:p>
          </table:table-cell>
          <table:table-cell office:value-type="date" office:date-value="2023-03-28T00:00:00" table:style-name="ce2">
            <text:p>28/03/2023</text:p>
          </table:table-cell>
          <table:table-cell office:value-type="string" table:style-name="ce1">
            <text:p>90/60</text:p>
          </table:table-cell>
          <table:table-cell office:value-type="date" office:date-value="2024-05-08T00:00:00" table:style-name="ce2">
            <text:p>08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2" table:style-name="ce1">
            <text:p>16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BERTA DE LIMA DOS SANTOS</text:p>
          </table:table-cell>
          <table:table-cell office:value-type="date" office:date-value="1999-04-15T00:00:00" table:style-name="ce2">
            <text:p>15/04/1999</text:p>
          </table:table-cell>
          <table:table-cell office:value-type="string" table:style-name="ce1">
            <text:p>26 anos e 4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6.705.984-45</text:p>
          </table:table-cell>
          <table:table-cell office:value-type="float" office:value="705008848728451" table:style-name="ce1">
            <text:p>7,05009E+14</text:p>
          </table:table-cell>
          <table:table-cell office:value-type="string" table:style-name="ce1">
            <text:p>(81) 98888-88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Joca le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SA AMAREL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70-12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05" table:style-name="ce1">
            <text:p>77,05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05/66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NE RODRIGUES DE OLIVEIRA</text:p>
          </table:table-cell>
          <table:table-cell office:value-type="date" office:date-value="1984-02-05T00:00:00" table:style-name="ce2">
            <text:p>05/02/1984</text:p>
          </table:table-cell>
          <table:table-cell office:value-type="string" table:style-name="ce1">
            <text:p>41 anos e 6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4.477.834-81</text:p>
          </table:table-cell>
          <table:table-cell office:value-type="float" office:value="706401198966084" table:style-name="ce1">
            <text:p>7,06401E+14</text:p>
          </table:table-cell>
          <table:table-cell office:value-type="string" table:style-name="ce1">
            <text:p>(81) 98511-35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65" table:style-name="ce1">
            <text:p>83,65</text:p>
          </table:table-cell>
          <table:table-cell office:value-type="float" office:value="163" table:style-name="ce1">
            <text:p>163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0/8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Alto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MARIA DO NASCIMENTO</text:p>
          </table:table-cell>
          <table:table-cell office:value-type="date" office:date-value="1999-05-12T00:00:00" table:style-name="ce2">
            <text:p>12/05/1999</text:p>
          </table:table-cell>
          <table:table-cell office:value-type="string" table:style-name="ce1">
            <text:p>26 anos e 3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035.124-37</text:p>
          </table:table-cell>
          <table:table-cell office:value-type="float" office:value="704200780145483" table:style-name="ce1">
            <text:p>7,04201E+14</text:p>
          </table:table-cell>
          <table:table-cell office:value-type="string" table:style-name="ce1">
            <text:p>(81) 98515-10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Santa terez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9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45" table:style-name="ce1">
            <text:p>66,45</text:p>
          </table:table-cell>
          <table:table-cell office:value-type="float" office:value="164" table:style-name="ce1">
            <text:p>164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100/70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TIANE DE MORAES PEREIRA</text:p>
          </table:table-cell>
          <table:table-cell office:value-type="date" office:date-value="1987-08-29T00:00:00" table:style-name="ce2">
            <text:p>29/08/1987</text:p>
          </table:table-cell>
          <table:table-cell office:value-type="string" table:style-name="ce1">
            <text:p>38 ano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5.076.534-80</text:p>
          </table:table-cell>
          <table:table-cell office:value-type="float" office:value="706202778973070" table:style-name="ce1">
            <text:p>7,06203E+14</text:p>
          </table:table-cell>
          <table:table-cell office:value-type="string" table:style-name="ce1">
            <text:p>(81) 99108-93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Santa bárbara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95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" table:style-name="ce1">
            <text:p>82</text:p>
          </table:table-cell>
          <table:table-cell office:value-type="float" office:value="150" table:style-name="ce1">
            <text:p>150</text:p>
          </table:table-cell>
          <table:table-cell office:value-type="date" office:date-value="2024-02-01T00:00:00" table:style-name="ce2">
            <text:p>01/02/2024</text:p>
          </table:table-cell>
          <table:table-cell office:value-type="string" table:style-name="ce1">
            <text:p>140/100</text:p>
          </table:table-cell>
          <table:table-cell office:value-type="date" office:date-value="2024-03-13T00:00:00" table:style-name="ce2">
            <text:p>13/03/2024</text:p>
          </table:table-cell>
          <table:table-cell office:value-type="string" table:style-name="ce1">
            <text:p>Alto</text:p>
          </table:table-cell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EFA ISABELA ANDRE DE SANTANA</text:p>
          </table:table-cell>
          <table:table-cell office:value-type="date" office:date-value="1985-02-05T00:00:00" table:style-name="ce2">
            <text:p>05/02/1985</text:p>
          </table:table-cell>
          <table:table-cell office:value-type="string" table:style-name="ce1">
            <text:p>40 anos e 6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075.069.654-02</text:p>
          </table:table-cell>
          <table:table-cell office:value-type="float" office:value="706302722643678" table:style-name="ce1">
            <text:p>7,06303E+14</text:p>
          </table:table-cell>
          <table:table-cell office:value-type="string" table:style-name="ce1">
            <text:p>(81) 9934-12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hagas ferreira</text:p>
          </table:table-cell>
          <table:table-cell office:value-type="float" office:value="52160" table:style-name="ce1">
            <text:p>521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5-450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10/8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VITORIA LOPES DA SILVA</text:p>
          </table:table-cell>
          <table:table-cell office:value-type="date" office:date-value="2005-11-29T00:00:00" table:style-name="ce2">
            <text:p>29/11/2005</text:p>
          </table:table-cell>
          <table:table-cell office:value-type="string" table:style-name="ce1">
            <text:p>19 anos e 9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79.380.914-30</text:p>
          </table:table-cell>
          <table:table-cell office:value-type="float" office:value="898003494644952" table:style-name="ce1">
            <text:p>8,98003E+14</text:p>
          </table:table-cell>
          <table:table-cell office:value-type="string" table:style-name="ce1">
            <text:p>(81) 98759-20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rapixuna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mba do Hemetér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1-012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162" table:style-name="ce1">
            <text:p>162</text:p>
          </table:table-cell>
          <table:table-cell office:value-type="date" office:date-value="2024-04-22T00:00:00" table:style-name="ce2">
            <text:p>22/04/2024</text:p>
          </table:table-cell>
          <table:table-cell office:value-type="string" table:style-name="ce1">
            <text:p>90/60</text:p>
          </table:table-cell>
          <table:table-cell office:value-type="date" office:date-value="2024-05-27T00:00:00" table:style-name="ce2">
            <text:p>27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2" table:style-name="ce1">
            <text:p>1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EDAYANA DOS SANTOS SILVA</text:p>
          </table:table-cell>
          <table:table-cell office:value-type="date" office:date-value="1995-08-15T00:00:00" table:style-name="ce2">
            <text:p>15/08/1995</text:p>
          </table:table-cell>
          <table:table-cell office:value-type="string" table:style-name="ce1">
            <text:p>30 ano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19.687.984-80</text:p>
          </table:table-cell>
          <table:table-cell office:value-type="float" office:value="700002994876005" table:style-name="ce1">
            <text:p>7,00003E+14</text:p>
          </table:table-cell>
          <table:table-cell office:value-type="string" table:style-name="ce1">
            <text:p>(81) 99658-52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mazona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Cidade</text:p>
          </table:table-cell>
          <table:table-cell office:value-type="string" table:style-name="ce1">
            <text:p>Escada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5500-00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2" table:style-name="ce1">
            <text:p>72,2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20/8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SABRINA DE MELO SILVA</text:p>
          </table:table-cell>
          <table:table-cell office:value-type="date" office:date-value="2001-06-02T00:00:00" table:style-name="ce2">
            <text:p>02/06/2001</text:p>
          </table:table-cell>
          <table:table-cell office:value-type="string" table:style-name="ce1">
            <text:p>24 anos e 2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507.324-38</text:p>
          </table:table-cell>
          <table:table-cell office:value-type="float" office:value="705007266131354" table:style-name="ce1">
            <text:p>7,05007E+14</text:p>
          </table:table-cell>
          <table:table-cell office:value-type="string" table:style-name="ce1">
            <text:p>(81) 8350-9702</text:p>
          </table:table-cell>
          <table:table-cell office:value-type="string" table:style-name="ce1">
            <text:p>(81) 8340-03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hagas ferreir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50-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45" table:style-name="ce1">
            <text:p>86,45</text:p>
          </table:table-cell>
          <table:table-cell office:value-type="float" office:value="173.5" table:style-name="ce1">
            <text:p>173,5</text:p>
          </table:table-cell>
          <table:table-cell office:value-type="date" office:date-value="2024-01-18T00:00:00" table:style-name="ce2">
            <text:p>18/01/2024</text:p>
          </table:table-cell>
          <table:table-cell office:value-type="string" table:style-name="ce1">
            <text:p>120/80</text:p>
          </table:table-cell>
          <table:table-cell office:value-type="date" office:date-value="2024-01-18T00:00:00" table:style-name="ce2">
            <text:p>18/0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7T10:35:24Z</meta:creation-date>
    <dc:date>2025-09-17T10:35:24Z</dc:date>
  </office:meta>
</office:document-meta>
</file>